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b6c7" officeooo:paragraph-rsid="0010b6c7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o médio</text:p>
      <text:p text:style-name="P1"/>
      <text:p text:style-name="P1">a)Tempo gasto: 0.002391 </text:p>
      <text:p text:style-name="P1"/>
      <text:p text:style-name="P1">b)Tempo gasto: 0.004956 </text:p>
      <text:p text:style-name="P1"/>
      <text:p text:style-name="P1">c)Tempo gasto: 0.007643 </text:p>
      <text:p text:style-name="P1"/>
      <text:p text:style-name="P1">d)Tempo gasto: 0.015013 </text:p>
      <text:p text:style-name="P1"/>
      <text:p text:style-name="P1">e)Tempo gasto: 0.029791</text:p>
      <text:p text:style-name="P1"><draw:frame draw:style-name="fr3" draw:name="Objeto1" text:anchor-type="char" svg:y="0.355cm" svg:width="15.998cm" svg:height="9.00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Melhor caso</text:p>
      <text:p text:style-name="P1"/>
      <text:p text:style-name="P1">a)Tempo gasto: 0.004058 </text:p>
      <text:p text:style-name="P1"/>
      <text:p text:style-name="P1">b)Tempo gasto: 0.005132 </text:p>
      <text:p text:style-name="P1"/>
      <text:p text:style-name="P1">c)Tempo gasto: 0.004546 </text:p>
      <text:p text:style-name="P1"/>
      <text:p text:style-name="P1">d)Tempo gasto: 0.010079 </text:p>
      <text:p text:style-name="P1"/>
      <text:p text:style-name="P1">e)Tempo gasto: 0.019326 </text:p>
      <text:p text:style-name="P1"><text:soft-page-break/></text:p>
      <text:p text:style-name="P1"/>
      <text:p text:style-name="P1"><draw:frame draw:style-name="fr2" draw:name="Objeto2" text:anchor-type="char" svg:y="0.123cm" svg:width="15.998cm" svg:height="9.00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Pior caso</text:p>
      <text:p text:style-name="P1"/>
      <text:p text:style-name="P1">a)Tempo gasto: 0.001640 </text:p>
      <text:p text:style-name="P1"/>
      <text:p text:style-name="P1">b)Tempo gasto: 0.005060 </text:p>
      <text:p text:style-name="P1"/>
      <text:p text:style-name="P1">c)Tempo gasto: 0.006233 </text:p>
      <text:p text:style-name="P1"/>
      <text:p text:style-name="P1">d)Tempo gasto: 0.010886 </text:p>
      <text:p text:style-name="P1"/>
      <text:p text:style-name="P1">e)Tempo gasto: 0.019088 </text:p>
      <text:p text:style-name="P1"/>
      <text:p text:style-name="P1"><draw:frame draw:style-name="fr1" draw:name="Objeto3" text:anchor-type="char" svg:width="15.998cm" svg:height="9.005cm" draw:z-index="2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09:18:51.627027867</meta:creation-date>
    <dc:date>2022-09-14T10:11:03.580161816</dc:date>
    <meta:editing-duration>PT31M56S</meta:editing-duration>
    <meta:editing-cycles>2</meta:editing-cycles>
    <meta:generator>LibreOffice/7.3.4.2$Linux_X86_64 LibreOffice_project/30$Build-2</meta:generator>
    <meta:document-statistic meta:table-count="0" meta:image-count="0" meta:object-count="3" meta:page-count="2" meta:paragraph-count="18" meta:word-count="51" meta:character-count="389" meta:non-whitespace-character-count="34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10000" chart:interval-major="5000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scatter" chart:style-name="ch1">
        <chart:title svg:x="6.738cm" svg:y="0.316cm" chart:style-name="ch2">
          <text:p>Caso Médio</text:p>
        </chart:title>
        <chart:plot-area chart:style-name="ch3" chart:data-source-has-labels="both" svg:x="1.423cm" svg:y="1.523cm" svg:width="13.791cm" svg:height="6.567cm">
          <chart:coordinate-region svg:x="2.521cm" svg:y="1.722cm" svg:width="12.693cm" svg:height="5.721cm"/>
          <chart:axis chart:dimension="x" chart:name="primary-x" chart:style-name="ch4" chartooo:axis-type="auto">
            <chart:title svg:x="7.493cm" svg:y="8.27cm" chart:style-name="ch5">
              <text:p>Elementos</text:p>
            </chart:title>
            <chart:categories table:cell-range-address="local-table.$A$2:.$A$6"/>
          </chart:axis>
          <chart:axis chart:dimension="y" chart:name="primary-y" chart:style-name="ch6">
            <chart:title svg:x="0.544cm" svg:y="5.591cm" chart:style-name="ch7">
              <text:p>Tempo (s)</text:p>
            </chart:title>
            <chart:grid chart:style-name="ch8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data-point chart:repeated="3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 1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0.002391">
                <text:p>0.0023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0">
                <text:p>25000</text:p>
              </table:table-cell>
              <table:table-cell office:value-type="float" office:value="0.004956">
                <text:p>0.0049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07643">
                <text:p>0.0076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0.015013">
                <text:p>0.015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0.029791">
                <text:p>0.0297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10000" chart:interval-major="5000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scatter" chart:style-name="ch1">
        <chart:title svg:x="6.659cm" svg:y="0.316cm" chart:style-name="ch2">
          <text:p>Melhor Caso</text:p>
        </chart:title>
        <chart:plot-area chart:style-name="ch3" chart:data-source-has-labels="both" svg:x="1.423cm" svg:y="1.522cm" svg:width="13.791cm" svg:height="6.568cm">
          <chart:coordinate-region svg:x="2.521cm" svg:y="1.722cm" svg:width="12.693cm" svg:height="5.721cm"/>
          <chart:axis chart:dimension="x" chart:name="primary-x" chart:style-name="ch4" chartooo:axis-type="auto">
            <chart:title svg:x="7.493cm" svg:y="8.27cm" chart:style-name="ch5">
              <text:p>Elementos</text:p>
            </chart:title>
            <chart:categories table:cell-range-address="local-table.$A$2:.$A$6"/>
          </chart:axis>
          <chart:axis chart:dimension="y" chart:name="primary-y" chart:style-name="ch6">
            <chart:title svg:x="0.544cm" svg:y="5.591cm" chart:style-name="ch7">
              <text:p>Tempo (s)</text:p>
            </chart:title>
            <chart:grid chart:style-name="ch8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data-point chart:repeated="3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 1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0.004058">
                <text:p>0.0040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0">
                <text:p>25000</text:p>
              </table:table-cell>
              <table:table-cell office:value-type="float" office:value="0.005132">
                <text:p>0.005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04546">
                <text:p>0.0045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0.010079">
                <text:p>0.010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0.019326">
                <text:p>0.0193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10000" chart:interval-major="5000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scatter" chart:style-name="ch1">
        <chart:title svg:x="6.937cm" svg:y="0.316cm" chart:style-name="ch2">
          <text:p>Pior Caso</text:p>
        </chart:title>
        <chart:plot-area chart:style-name="ch3" chart:data-source-has-labels="both" svg:x="1.423cm" svg:y="1.522cm" svg:width="13.791cm" svg:height="6.568cm">
          <chart:coordinate-region svg:x="2.521cm" svg:y="1.722cm" svg:width="12.693cm" svg:height="5.721cm"/>
          <chart:axis chart:dimension="x" chart:name="primary-x" chart:style-name="ch4" chartooo:axis-type="auto">
            <chart:title svg:x="7.493cm" svg:y="8.27cm" chart:style-name="ch5">
              <text:p>Elementos</text:p>
            </chart:title>
            <chart:categories table:cell-range-address="local-table.$A$2:.$A$6"/>
          </chart:axis>
          <chart:axis chart:dimension="y" chart:name="primary-y" chart:style-name="ch6">
            <chart:title svg:x="0.544cm" svg:y="5.591cm" chart:style-name="ch7">
              <text:p>Tempo (s)</text:p>
            </chart:title>
            <chart:grid chart:style-name="ch8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data-point chart:repeated="3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 1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0">
                <text:p>25000</text:p>
              </table:table-cell>
              <table:table-cell office:value-type="float" office:value="0.00506">
                <text:p>0.005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06233">
                <text:p>0.0062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0.010886">
                <text:p>0.0108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0.019088">
                <text:p>0.0190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